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666666" draw:textarea-horizontal-align="justify" draw:textarea-vertical-align="middle" draw:auto-grow-height="false" fo:min-height="2.925cm" fo:min-width="2.041cm"/>
      <style:paragraph-properties style:writing-mode="lr-tb"/>
    </style:style>
    <style:style style:name="gr2" style:family="graphic" style:parent-style-name="standard">
      <style:graphic-properties draw:fill-color="#3465a4" draw:textarea-horizontal-align="justify" draw:textarea-vertical-align="middle" draw:auto-grow-height="false" fo:min-height="0.896cm" fo:min-width="3.82cm"/>
      <style:paragraph-properties style:writing-mode="lr-tb"/>
    </style:style>
    <style:style style:name="gr3" style:family="graphic" style:parent-style-name="standard">
      <style:graphic-properties svg:stroke-color="#3465a4" draw:fill-color="#3465a4" draw:textarea-horizontal-align="justify" draw:textarea-vertical-align="middle" draw:auto-grow-height="false" fo:min-height="0.896cm" fo:min-width="3.821cm"/>
      <style:paragraph-properties style:writing-mode="lr-tb"/>
    </style:style>
    <style:style style:name="gr4" style:family="graphic" style:parent-style-name="standard">
      <style:graphic-properties svg:stroke-color="#3465a4" draw:fill-color="#3465a4" draw:textarea-horizontal-align="justify" draw:textarea-vertical-align="middle" draw:auto-grow-height="false" fo:min-height="0.896cm" fo:min-width="3.82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objectwithoutfill">
      <style:graphic-properties draw:marker-end="Arrowheads_20_5" draw:marker-end-width="0.3cm" draw:fill="none" draw:textarea-vertical-align="middle"/>
    </style:style>
    <style:style style:name="gr10" style:family="graphic" style:parent-style-name="objectwithoutfill">
      <style:graphic-properties draw:marker-end="Arrowheads_20_6" draw:marker-end-width="0.3cm" draw:fill="none" draw:textarea-vertical-align="middle"/>
    </style:style>
    <style:style style:name="gr11" style:family="graphic" style:parent-style-name="objectwithoutfill">
      <style:graphic-properties draw:marker-end="Arrowheads_20_7" draw:marker-end-width="0.3cm" draw:fill="none" draw:textarea-vertical-align="middle"/>
    </style:style>
    <style:style style:name="gr12" style:family="graphic" style:parent-style-name="objectwithoutfill">
      <style:graphic-properties draw:marker-end="Arrowheads_20_8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color="#ffffff" loext:opacity="100%" fo:font-size="12pt" style:font-size-asian="12pt" style:font-size-complex="12pt"/>
    </style:style>
    <style:style style:name="P2" style:family="paragraph">
      <loext:graphic-properties draw:fill-color="#666666"/>
      <style:paragraph-properties fo:text-align="center" style:writing-mode="lr-tb"/>
      <style:text-properties fo:color="#ffffff" loext:opacity="100%" fo:font-size="12pt" style:font-size-asian="12pt" style:font-size-complex="12pt"/>
    </style:style>
    <style:style style:name="P3" style:family="paragraph">
      <style:paragraph-properties fo:text-align="center" style:writing-mode="lr-tb"/>
      <style:text-properties fo:color="#ffffff" loext:opacity="100%" fo:font-size="14pt" style:font-size-asian="13pt" style:font-size-complex="13pt"/>
    </style:style>
    <style:style style:name="P4" style:family="paragraph">
      <loext:graphic-properties draw:fill-color="#3465a4"/>
      <style:paragraph-properties fo:text-align="center" style:writing-mode="lr-tb"/>
      <style:text-properties fo:color="#ffffff" loext:opacity="100%" fo:font-size="14pt" style:font-size-asian="13pt" style:font-size-complex="13pt"/>
    </style:style>
    <style:style style:name="P5" style:family="paragraph">
      <style:paragraph-properties fo:text-align="center" style:writing-mode="lr-tb"/>
      <style:text-properties fo:color="#ffffff" loext:opacity="100%" fo:font-size="14pt" style:font-size-asian="12pt" style:font-size-complex="12pt"/>
    </style:style>
    <style:style style:name="P6" style:family="paragraph">
      <loext:graphic-properties draw:fill-color="#3465a4"/>
      <style:paragraph-properties fo:text-align="center" style:writing-mode="lr-tb"/>
      <style:text-properties fo:color="#ffffff" loext:opacity="100%" fo:font-size="14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ize="14pt"/>
    </style:style>
    <style:style style:name="T1" style:family="text">
      <style:text-properties fo:color="#ffffff" loext:opacity="100%" fo:font-size="12pt" style:font-size-asian="12pt" style:font-size-complex="12pt"/>
    </style:style>
    <style:style style:name="T2" style:family="text">
      <style:text-properties fo:color="#ffffff" loext:opacity="100%" fo:font-size="14pt" style:font-size-asian="13pt" style:font-size-complex="13pt"/>
    </style:style>
    <style:style style:name="T3" style:family="text">
      <style:text-properties fo:color="#ffffff" loext:opacity="100%" fo:font-size="14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4cm" svg:height="5.08cm" svg:x="0.317cm" svg:y="0.317cm">
          <text:p text:style-name="P1"><text:span text:style-name="T1">MIMIC-IV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xml:id="id3" draw:id="id3" draw:layer="layout" svg:width="2.54cm" svg:height="5.08cm" svg:x="4.127cm" svg:y="0.317cm">
          <text:p text:style-name="P1"><text:span text:style-name="T1">eICU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xml:id="id4" draw:id="id4" draw:layer="layout" svg:width="2.54cm" svg:height="5.08cm" svg:x="7.937cm" svg:y="0.317cm">
          <text:p text:style-name="P1"><text:span text:style-name="T1">PIC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xml:id="id2" draw:id="id2" draw:layer="layout" svg:width="4.444cm" svg:height="1.27cm" svg:x="3.175cm" svg:y="6.349cm">
          <text:p text:style-name="P3"><text:span text:style-name="T2">Concept Mod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5" draw:id="id5" draw:layer="layout" svg:width="4.445cm" svg:height="1.27cm" svg:x="3.174cm" svg:y="8.254cm">
          <text:p text:style-name="P5"><text:span text:style-name="T3">Feature Mod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6" draw:id="id6" draw:layer="layout" svg:width="4.444cm" svg:height="1.27cm" svg:x="3.175cm" svg:y="10.159cm">
          <text:p text:style-name="P5"><text:span text:style-name="T3">Episode Mod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7" draw:id="id7" draw:layer="layout" svg:width="4.444cm" svg:height="1.27cm" svg:x="3.175cm" svg:y="12.064cm">
          <text:p text:style-name="P5"><text:span text:style-name="T3">Dataset Mod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8" draw:id="id8" draw:layer="layout" svg:width="4.444cm" svg:height="1.27cm" svg:x="3.175cm" svg:y="13.969cm">
          <text:p text:style-name="P5"><text:span text:style-name="T3">Train Mod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9" draw:id="id9" draw:layer="layout" svg:width="4.444cm" svg:height="1.27cm" svg:x="3.175cm" svg:y="15.874cm">
          <text:p text:style-name="P5"><text:span text:style-name="T3">Test Modu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1.587cm" svg:y1="5.397cm" svg:x2="5.397cm" svg:y2="6.349cm" draw:start-shape="id1" draw:start-glue-point="7" draw:end-shape="id2" draw:end-glue-point="0" svg:d="M1587 5397l3810 952" svg:viewBox="0 0 3811 953">
          <text:p/>
        </draw:connector>
        <draw:connector draw:style-name="gr6" draw:text-style-name="P7" draw:layer="layout" draw:type="line" svg:x1="5.397cm" svg:y1="5.397cm" svg:x2="5.397cm" svg:y2="6.349cm" draw:start-shape="id3" draw:start-glue-point="7" draw:end-shape="id2" draw:end-glue-point="0" svg:d="M5397 5397v952" svg:viewBox="0 0 1 953">
          <text:p/>
        </draw:connector>
        <draw:connector draw:style-name="gr7" draw:text-style-name="P7" draw:layer="layout" draw:type="line" svg:x1="9.207cm" svg:y1="5.397cm" svg:x2="5.397cm" svg:y2="6.349cm" draw:start-shape="id4" draw:start-glue-point="7" draw:end-shape="id2" draw:end-glue-point="0" svg:d="M9207 5397l-3810 952" svg:viewBox="0 0 3811 953">
          <text:p/>
        </draw:connector>
        <draw:connector draw:style-name="gr8" draw:text-style-name="P8" draw:layer="layout" draw:type="line" svg:x1="5.397cm" svg:y1="7.619cm" svg:x2="5.396cm" svg:y2="8.254cm" draw:start-shape="id2" draw:end-shape="id5" draw:end-glue-point="0" svg:d="M5397 7619l-1 635" svg:viewBox="0 0 2 636">
          <text:p/>
        </draw:connector>
        <draw:connector draw:style-name="gr9" draw:text-style-name="P8" draw:layer="layout" draw:type="line" svg:x1="5.396cm" svg:y1="9.524cm" svg:x2="5.397cm" svg:y2="10.159cm" draw:start-shape="id5" draw:start-glue-point="2" draw:end-shape="id6" draw:end-glue-point="0" svg:d="M5396 9524l1 635" svg:viewBox="0 0 2 636">
          <text:p/>
        </draw:connector>
        <draw:connector draw:style-name="gr10" draw:text-style-name="P8" draw:layer="layout" draw:type="line" svg:x1="5.397cm" svg:y1="11.429cm" svg:x2="5.397cm" svg:y2="12.064cm" draw:start-shape="id6" draw:end-shape="id7" svg:d="M5397 11429v635" svg:viewBox="0 0 1 636">
          <text:p/>
        </draw:connector>
        <draw:connector draw:style-name="gr11" draw:text-style-name="P8" draw:layer="layout" draw:type="line" svg:x1="5.397cm" svg:y1="13.334cm" svg:x2="5.397cm" svg:y2="13.969cm" draw:start-shape="id7" draw:end-shape="id8" svg:d="M5397 13334v635" svg:viewBox="0 0 1 636">
          <text:p/>
        </draw:connector>
        <draw:connector draw:style-name="gr12" draw:text-style-name="P8" draw:layer="layout" draw:type="line" svg:x1="5.397cm" svg:y1="15.239cm" svg:x2="5.397cm" svg:y2="15.874cm" draw:start-shape="id8" draw:start-glue-point="2" draw:end-shape="id9" draw:end-glue-point="0" svg:d="M5397 15239v635" svg:viewBox="0 0 1 63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846cm" fo:page-height="17.5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8T16:37:56.831100957</meta:creation-date>
    <meta:editing-duration>PT6M1S</meta:editing-duration>
    <meta:editing-cycles>4</meta:editing-cycles>
    <meta:generator>LibreOffice/7.3.7.2$Linux_X86_64 LibreOffice_project/30$Build-2</meta:generator>
    <dc:date>2023-10-28T16:43:56.104233687</dc:date>
    <meta:document-statistic meta:object-count="17"/>
  </office:meta>
</office:document-meta>
</file>